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6.034cm"/>
    </style:style>
    <style:style style:name="co7" style:family="table-column">
      <style:table-column-properties fo:break-before="auto" style:column-width="6.414cm"/>
    </style:style>
    <style:style style:name="co8" style:family="table-column">
      <style:table-column-properties fo:break-before="auto" style:column-width="3.344cm"/>
    </style:style>
    <style:style style:name="co9" style:family="table-column">
      <style:table-column-properties fo:break-before="auto" style:column-width="2.1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3300" style:font-name="Verdan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font-name="Verdana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/>
    </style:style>
    <style:style style:name="ce5" style:family="table-cell" style:parent-style-name="Default">
      <style:text-properties fo:color="#ff0000" style:font-name="Verdana" fo:font-weight="bold" style:font-weight-asian="bold" style:font-weight-complex="bold"/>
    </style:style>
    <style:style style:name="ce6" style:family="table-cell" style:parent-style-name="Default"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8" style:family="table-cell" style:parent-style-name="Default" style:data-style-name="N0">
      <style:text-properties style:font-name="Verdana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10" style:family="table-cell" style:parent-style-name="Default" style:data-style-name="N107">
      <style:text-properties style:font-name="Verdana"/>
    </style:style>
    <style:style style:name="ce11" style:family="table-cell" style:parent-style-name="Default" style:data-style-name="N107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Verdana" fo:font-size="13pt" fo:language="zxx" fo:country="none" fo:font-weight="bold" style:font-name-asian="Segoe UI" style:font-size-asian="13pt" style:language-asian="zxx" style:country-asian="none" style:font-weight-asian="bold" style:font-name-complex="Segoe UI" style:font-size-complex="13pt" style:language-complex="zxx" style:country-complex="none" style:font-weight-complex="bold"/>
    </style:style>
    <style:style style:name="T1" style:family="text">
      <style:text-properties fo:color="#ff0000"/>
    </style:style>
  </office:automatic-styles>
  <office:body>
    <office:spreadsheet>
      <table:table table:name="Лист1" table:style-name="ta1">
        <table:table-column table:style-name="co3" table:default-cell-style-name="ce3"/>
        <table:table-column table:style-name="co2" table:default-cell-style-name="ce3"/>
        <table:table-column table:style-name="co4" table:default-cell-style-name="ce10"/>
        <table:table-column table:style-name="co5" table:default-cell-style-name="ce1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default-cell-style-name="ce3"/>
        <table:table-row table:style-name="ro2">
          <table:table-cell table:style-name="ce1" office:value-type="string">
            <text:p>Название</text:p>
          </table:table-cell>
          <table:table-cell table:style-name="ce1" office:value-type="string">
            <text:p>Корпус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К-ство, шт</text:p>
          </table:table-cell>
          <table:table-cell table:style-name="ce1" office:value-type="string">
            <text:p>Ссылка</text:p>
          </table:table-cell>
          <table:table-cell table:style-name="ce1" office:value-type="string">
            <text:p>Комментарии</text:p>
          </table:table-cell>
          <table:table-cell table:style-name="ce1" office:value-type="string">
            <text:p>Сумма</text:p>
          </table:table-cell>
          <table:table-cell table:style-name="ce1" office:value-type="string">
            <text:p>Реально нужно, шт</text:p>
          </table:table-cell>
          <table:table-cell/>
        </table:table-row>
        <table:table-row table:style-name="ro3">
          <table:table-cell table:style-name="ce2" office:value-type="string" table:number-columns-spanned="7" table:number-rows-spanned="1">
            <text:p>kosmodrom.com.ua</text:p>
          </table:table-cell>
          <table:covered-table-cell/>
          <table:covered-table-cell table:number-columns-repeated="2" table:style-name="ce3"/>
          <table:covered-table-cell table:number-columns-repeated="3"/>
          <table:table-cell table:number-columns-repeated="2"/>
        </table:table-row>
        <table:table-row table:style-name="ro3">
          <table:table-cell office:value-type="string">
            <text:p>STM32F100RBT6B</text:p>
          </table:table-cell>
          <table:table-cell office:value-type="string">
            <text:p>LQFP64</text:p>
          </table:table-cell>
          <table:table-cell office:value-type="currency" office:currency="UAH" office:value="23.5">
            <text:p>23,5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el.php?name=STM32F100RBT6B">http://www.kosmodrom.com.ua/el.php?name=STM32F100RBT6B</text:a></text:p>
          </table:table-cell>
          <table:table-cell office:value-type="string">
            <text:p>МС</text:p>
          </table:table-cell>
          <table:table-cell table:formula="of:=[.C3]*[.D3]" office:value-type="currency" office:currency="UAH" office:value="23.5">
            <text:p>23,50 грн.</text:p>
          </table:table-cell>
          <table:table-cell table:number-columns-repeated="2"/>
        </table:table-row>
        <table:table-row table:style-name="ro3">
          <table:table-cell office:value-type="string">
            <text:p>enc28j60</text:p>
          </table:table-cell>
          <table:table-cell office:value-type="string">
            <text:p>SSOP28 </text:p>
          </table:table-cell>
          <table:table-cell office:value-type="currency" office:currency="UAH" office:value="25">
            <text:p>25,00 грн.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enc28j60">http://www.kosmodrom.com.ua/prodlist.php?page=0&amp;name=enc28j60</text:a> </text:p>
          </table:table-cell>
          <table:table-cell office:value-type="string">
            <text:p>МС</text:p>
          </table:table-cell>
          <table:table-cell table:formula="of:=[.C4]*[.D4]" office:value-type="currency" office:currency="UAH" office:value="25">
            <text:p>25,00 грн.</text:p>
          </table:table-cell>
          <table:table-cell table:number-columns-repeated="2"/>
        </table:table-row>
        <table:table-row table:style-name="ro3">
          <table:table-cell office:value-type="string">
            <text:p>HR911105A</text:p>
          </table:table-cell>
          <table:table-cell table:style-name="ce7" office:value-type="string">
            <text:p>-</text:p>
          </table:table-cell>
          <table:table-cell office:value-type="currency" office:currency="UAH" office:value="16.5">
            <text:p>16,50 грн.</text:p>
          </table:table-cell>
          <table:table-cell table:style-name="ce8" office:value-type="float" office:value="1">
            <text:p>1</text:p>
          </table:table-cell>
          <table:table-cell office:value-type="string">
            <text:p><text:a xlink:href="http://www.kosmodrom.com.ua/el.php?name=HR911105A">http://www.kosmodrom.com.ua/el.php?name=HR911105A</text:a></text:p>
          </table:table-cell>
          <table:table-cell office:value-type="string">
            <text:p>Разъем</text:p>
          </table:table-cell>
          <table:table-cell table:formula="of:=[.C5]*[.D5]" office:value-type="currency" office:currency="UAH" office:value="16.5">
            <text:p>16,50 грн.</text:p>
          </table:table-cell>
          <table:table-cell table:number-columns-repeated="2"/>
        </table:table-row>
        <table:table-row table:style-name="ro3">
          <table:table-cell office:value-type="string">
            <text:p>CD54NP-101KC</text:p>
          </table:table-cell>
          <table:table-cell office:value-type="string">
            <text:p>SMD -</text:p>
          </table:table-cell>
          <table:table-cell table:style-name="ce11" office:value-type="currency" office:currency="UAH" office:value="2.5">
            <text:p>2,50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el.php?name=CD54NP-101KC">http://www.kosmodrom.com.ua/el.php?name=CD54NP-101KC</text:a> </text:p>
          </table:table-cell>
          <table:table-cell office:value-type="string">
            <text:p>Дроссель, 100 мкГн</text:p>
          </table:table-cell>
          <table:table-cell table:formula="of:=[.C6]*[.D6]" office:value-type="currency" office:currency="UAH" office:value="2.5">
            <text:p>2,50 грн.</text:p>
          </table:table-cell>
          <table:table-cell table:number-columns-repeated="2"/>
        </table:table-row>
        <table:table-row table:style-name="ro3">
          <table:table-cell office:value-type="string">
            <text:p>KX-3HT 25.0 MHz</text:p>
          </table:table-cell>
          <table:table-cell office:value-type="string">
            <text:p>HC49/U3H</text:p>
          </table:table-cell>
          <table:table-cell table:style-name="ce11" office:value-type="currency" office:currency="UAH" office:value="3.25">
            <text:p>3,25 грн.</text:p>
          </table:table-cell>
          <table:table-cell office:value-type="float" office:value="1">
            <text:p>1</text:p>
          </table:table-cell>
          <table:table-cell table:style-name="ce13" office:value-type="string">
            <text:p><text:a xlink:href="http://www.kosmodrom.com.ua/prodlist.php?page=0&amp;name=KX-3HT+25.0+MHz">http://www.kosmodrom.com.ua/prodlist.php?page=0&amp;name=KX-3HT+25.0+MHz</text:a> </text:p>
          </table:table-cell>
          <table:table-cell office:value-type="string">
            <text:p>Резонатор</text:p>
          </table:table-cell>
          <table:table-cell table:formula="of:=[.C7]*[.D7]" office:value-type="currency" office:currency="UAH" office:value="3.25">
            <text:p>3,25 грн.</text:p>
          </table:table-cell>
          <table:table-cell table:number-columns-repeated="2"/>
        </table:table-row>
        <table:table-row table:style-name="ro3">
          <table:table-cell office:value-type="string">
            <text:p>SN2032</text:p>
          </table:table-cell>
          <table:table-cell office:value-type="string">
            <text:p>CR2032P</text:p>
          </table:table-cell>
          <table:table-cell office:value-type="currency" office:currency="UAH" office:value="1">
            <text:p>1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prodlist.php?page=0&amp;name=SN2032">http://www.kosmodrom.com.ua/prodlist.php?page=0&amp;name=SN2032</text:a></text:p>
          </table:table-cell>
          <table:table-cell office:value-type="string">
            <text:p>Батарейный отсек для CR2025</text:p>
          </table:table-cell>
          <table:table-cell table:formula="of:=[.C8]*[.D8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HL-PCS-2012U4FC</text:p>
          </table:table-cell>
          <table:table-cell office:value-type="string">
            <text:p>SMD 0805</text:p>
          </table:table-cell>
          <table:table-cell table:formula="of:=0.075*[.B30]" office:value-type="currency" office:currency="UAH" office:value="0.6077325">
            <text:p>0,61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data/light/leds.php?name=SMD%200805">http://www.kosmodrom.com.ua/data/light/leds.php?name=SMD%200805</text:a> </text:p>
          </table:table-cell>
          <table:table-cell office:value-type="string">
            <text:p>Светодиод Красный</text:p>
          </table:table-cell>
          <table:table-cell table:formula="of:=[.C9]*[.D9]" office:value-type="currency" office:currency="UAH" office:value="0.6077325">
            <text:p>0,61 грн.</text:p>
          </table:table-cell>
          <table:table-cell table:number-columns-repeated="2"/>
        </table:table-row>
        <table:table-row table:style-name="ro3">
          <table:table-cell office:value-type="string">
            <text:p>MCC-SDMICRO/1</text:p>
          </table:table-cell>
          <table:table-cell table:style-name="ce7" office:value-type="string">
            <text:p>-</text:p>
          </table:table-cell>
          <table:table-cell office:value-type="currency" office:currency="UAH" office:value="7">
            <text:p>7,00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www.kosmodrom.com.ua/el.php?name=mcc-sdmicro_1">http://www.kosmodrom.com.ua/el.php?name=mcc-sdmicro_1</text:a></text:p>
          </table:table-cell>
          <table:table-cell office:value-type="string">
            <text:p>Держатель карты памяти</text:p>
          </table:table-cell>
          <table:table-cell table:formula="of:=[.C10]*[.D10]" office:value-type="currency" office:currency="UAH" office:value="7">
            <text:p>7,00 грн.</text:p>
          </table:table-cell>
          <table:table-cell table:number-columns-repeated="2"/>
        </table:table-row>
        <table:table-row table:style-name="ro3">
          <table:table-cell office:value-type="string">
            <text:p>SI2301BDS-T1-E3</text:p>
          </table:table-cell>
          <table:table-cell/>
          <table:table-cell office:value-type="currency" office:currency="UAH" office:value="1.5">
            <text:p>1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SI230">http://www.kosmodrom.com.ua/prodlist.php?page=0&amp;name=SI230</text:a></text:p>
          </table:table-cell>
          <table:table-cell office:value-type="string">
            <text:p>Транзистор биполярный</text:p>
          </table:table-cell>
          <table:table-cell table:formula="of:=[.C11]*[.D11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office:value-type="string">
            <text:p>BAV199.215</text:p>
          </table:table-cell>
          <table:table-cell office:value-type="string">
            <text:p>SOT23 </text:p>
          </table:table-cell>
          <table:table-cell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 office:value-type="string">
            <text:p><text:a xlink:href="http://www.kosmodrom.com.ua/prodlist.php?page=0&amp;name=BAV199">http://www.kosmodrom.com.ua/prodlist.php?page=0&amp;name=BAV199</text:a></text:p>
          </table:table-cell>
          <table:table-cell office:value-type="string">
            <text:p>Диод быстрый</text:p>
          </table:table-cell>
          <table:table-cell table:formula="of:=[.C12]*[.D12]" office:value-type="currency" office:currency="UAH" office:value="1">
            <text:p>1,00 грн.</text:p>
          </table:table-cell>
          <table:table-cell table:number-columns-repeated="2"/>
        </table:table-row>
        <table:table-row table:style-name="ro3">
          <table:table-cell office:value-type="string">
            <text:p>BLM21PG221SN1D</text:p>
          </table:table-cell>
          <table:table-cell office:value-type="string">
            <text:p>SMD 0805</text:p>
          </table:table-cell>
          <table:table-cell office:value-type="currency" office:currency="UAH" office:value="0.75">
            <text:p>0,75 грн.</text:p>
          </table:table-cell>
          <table:table-cell office:value-type="float" office:value="4">
            <text:p>4</text:p>
          </table:table-cell>
          <table:table-cell office:value-type="string">
            <text:p><text:a xlink:href="http://www.kosmodrom.com.ua/el.php?name=BLM21PG221SN1D">http://www.kosmodrom.com.ua/el.php?name=BLM21PG221SN1D</text:a></text:p>
          </table:table-cell>
          <table:table-cell office:value-type="string">
            <text:p>Индуктивности</text:p>
          </table:table-cell>
          <table:table-cell table:formula="of:=[.C13]*[.D13]" office:value-type="currency" office:currency="UAH" office:value="3">
            <text:p>3,00 грн.</text:p>
          </table:table-cell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radiomarket.lg.ua</text:p>
          </table:table-cell>
          <table:covered-table-cell table:number-columns-repeated="6"/>
          <table:table-cell table:number-columns-repeated="2"/>
        </table:table-row>
        <table:table-row table:style-name="ro3">
          <table:table-cell office:value-type="string">
            <text:p>T491B106K016AS</text:p>
          </table:table-cell>
          <table:table-cell office:value-type="string">
            <text:p>CASE B</text:p>
          </table:table-cell>
          <table:table-cell office:value-type="currency" office:currency="UAH" office:value="1.25">
            <text:p>1,25 грн.</text:p>
          </table:table-cell>
          <table:table-cell office:value-type="float" office:value="1">
            <text:p>1</text:p>
          </table:table-cell>
          <table:table-cell office:value-type="string">
            <text:p><text:a xlink:href="http://radiomarket.lg.ua/product_info.php/cPath/334_340_356/products_id/20834">http://radiomarket.lg.ua/product_info.php/cPath/334_340_356/products_id/20834</text:a></text:p>
          </table:table-cell>
          <table:table-cell office:value-type="string">
            <text:p>Конденсатор, 10мкФ 10В</text:p>
          </table:table-cell>
          <table:table-cell table:formula="of:=[.C15]*[.D15]" office:value-type="currency" office:currency="UAH" office:value="1.25">
            <text:p>1,25 грн.</text:p>
          </table:table-cell>
          <table:table-cell table:number-columns-repeated="2"/>
        </table:table-row>
        <table:table-row table:style-name="ro3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5">http://radiomarket.lg.ua/product_info.php/cPath/334_665_683/products_id/4035</text:a></text:p>
          </table:table-cell>
          <table:table-cell office:value-type="string">
            <text:p>Резистор, 2.2к</text:p>
          </table:table-cell>
          <table:table-cell table:formula="of:=[.C16]*[.D16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7">http://radiomarket.lg.ua/product_info.php/cPath/334_665_683/products_id/4037</text:a></text:p>
          </table:table-cell>
          <table:table-cell office:value-type="string">
            <text:p>Резистор, 2.7к</text:p>
          </table:table-cell>
          <table:table-cell table:formula="of:=[.C17]*[.D17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34">http://radiomarket.lg.ua/product_info.php/cPath/334_665_683/products_id/4034</text:a></text:p>
          </table:table-cell>
          <table:table-cell office:value-type="string">
            <text:p>Резистор, 2.0к</text:p>
          </table:table-cell>
          <table:table-cell table:formula="of:=[.C18]*[.D18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07">http://radiomarket.lg.ua/product_info.php/cPath/334_665_683/products_id/4007</text:a> </text:p>
          </table:table-cell>
          <table:table-cell office:value-type="string">
            <text:p>Резистор, 150 Ом</text:p>
          </table:table-cell>
          <table:table-cell table:formula="of:=[.C19]*[.D19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20">
            <text:p>20</text:p>
          </table:table-cell>
          <table:table-cell table:style-name="ce13" office:value-type="string">
            <text:p><text:a xlink:href="http://radiomarket.lg.ua/product_info.php/cPath/334_665_683/products_id/4051">http://radiomarket.lg.ua/product_info.php/cPath/334_665_683/products_id/4051</text:a> </text:p>
          </table:table-cell>
          <table:table-cell office:value-type="string">
            <text:p>Резистор, 10к</text:p>
          </table:table-cell>
          <table:table-cell table:formula="of:=[.C20]*[.D20]" office:value-type="currency" office:currency="UAH" office:value="1">
            <text:p>1,00 грн.</text:p>
          </table:table-cell>
          <table:table-cell office:value-type="float" office:value="15">
            <text:p>15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3996">http://radiomarket.lg.ua/product_info.php/cPath/334_665_683/products_id/3996</text:a> </text:p>
          </table:table-cell>
          <table:table-cell office:value-type="string">
            <text:p>Резистор, 51 Ом(<text:span text:style-name="T1">нужно 50 1%</text:span>)</text:p>
          </table:table-cell>
          <table:table-cell table:formula="of:=[.C21]*[.D21]" office:value-type="currency" office:currency="UAH" office:value="0.5">
            <text:p>0,50 грн.</text:p>
          </table:table-cell>
          <table:table-cell office:value-type="float" office:value="4">
            <text:p>4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products_id/4019">http://radiomarket.lg.ua/product_info.php/products_id/4019</text:a></text:p>
          </table:table-cell>
          <table:table-cell office:value-type="string">
            <text:p>Резистор, 470</text:p>
          </table:table-cell>
          <table:table-cell table:formula="of:=[.C22]*[.D22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Резистор 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665_683/products_id/4043">http://radiomarket.lg.ua/product_info.php/cPath/334_665_683/products_id/4043</text:a></text:p>
          </table:table-cell>
          <table:table-cell office:value-type="string">
            <text:p>Резистор, 4.7к</text:p>
          </table:table-cell>
          <table:table-cell table:formula="of:=[.C23]*[.D23]" office:value-type="currency" office:currency="UAH" office:value="0.5">
            <text:p>0,50 грн.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9">http://radiomarket.lg.ua/product_info.php/cPath/334_340_357/products_id/6699</text:a></text:p>
          </table:table-cell>
          <table:table-cell office:value-type="string">
            <text:p>Конденсатор 0.1 мкФ</text:p>
          </table:table-cell>
          <table:table-cell table:formula="of:=[.C24]*[.D24]" office:value-type="currency" office:currency="UAH" office:value="1">
            <text:p>1,00 грн.</text:p>
          </table:table-cell>
          <table:table-cell office:value-type="float" office:value="8">
            <text:p>8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1">
            <text:p>0,10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91">http://radiomarket.lg.ua/product_info.php/cPath/334_340_357/products_id/6691</text:a></text:p>
          </table:table-cell>
          <table:table-cell office:value-type="string">
            <text:p>Конденсатор 0.01мкФ</text:p>
          </table:table-cell>
          <table:table-cell table:formula="of:=[.C25]*[.D25]" office:value-type="currency" office:currency="UAH" office:value="1">
            <text:p>1,0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office:value-type="string">
            <text:p><text:a xlink:href="http://radiomarket.lg.ua/product_info.php/cPath/334_340_357/products_id/6640">http://radiomarket.lg.ua/product_info.php/cPath/334_340_357/products_id/6640</text:a></text:p>
          </table:table-cell>
          <table:table-cell office:value-type="string">
            <text:p>Конденсатор 20пФ(<text:span text:style-name="T1">нужно 18</text:span>)</text:p>
          </table:table-cell>
          <table:table-cell table:formula="of:=[.C26]*[.D26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Конденсатор</text:p>
          </table:table-cell>
          <table:table-cell office:value-type="string">
            <text:p>SMD 0805</text:p>
          </table:table-cell>
          <table:table-cell office:value-type="currency" office:currency="UAH" office:value="0.05">
            <text:p>0,05 грн.</text:p>
          </table:table-cell>
          <table:table-cell office:value-type="float" office:value="10">
            <text:p>10</text:p>
          </table:table-cell>
          <table:table-cell table:style-name="ce13" office:value-type="string">
            <text:p><text:a xlink:href="http://radiomarket.lg.ua/product_info.php/products_id/6641">http://radiomarket.lg.ua/product_info.php/products_id/6641</text:a> </text:p>
          </table:table-cell>
          <table:table-cell office:value-type="string">
            <text:p>Конденсатор 22пФ</text:p>
          </table:table-cell>
          <table:table-cell table:formula="of:=[.C27]*[.D27]" office:value-type="currency" office:currency="UAH" office:value="0.5">
            <text:p>0,50 грн.</text:p>
          </table:table-cell>
          <table:table-cell office:value-type="float" office:value="2">
            <text:p>2</text:p>
          </table:table-cell>
          <table:table-cell/>
        </table:table-row>
        <table:table-row table:style-name="ro4">
          <table:table-cell office:value-type="string">
            <text:p>DS18B20</text:p>
          </table:table-cell>
          <table:table-cell office:value-type="string">
            <text:p>TO-92</text:p>
          </table:table-cell>
          <table:table-cell office:value-type="currency" office:currency="UAH" office:value="10.6">
            <text:p>10,60 грн.</text:p>
          </table:table-cell>
          <table:table-cell office:value-type="float" office:value="2">
            <text:p>2</text:p>
          </table:table-cell>
          <table:table-cell table:style-name="ce13" office:value-type="string">
            <text:p><text:a xlink:href="http://radiomarket.lg.ua/product_info.php/products_id/8382">http://radiomarket.lg.ua/product_info.php/products_id/8382</text:a></text:p>
          </table:table-cell>
          <table:table-cell office:value-type="string">
            <text:p>Термодатчик</text:p>
          </table:table-cell>
          <table:table-cell table:formula="of:=[.C28]*[.D28]" office:value-type="currency" office:currency="UAH" office:value="21.2">
            <text:p>21,20 грн.</text:p>
          </table:table-cell>
          <table:table-cell table:number-columns-repeated="2"/>
        </table:table-row>
        <table:table-row table:style-name="ro4">
          <table:table-cell office:value-type="string">
            <text:p>LM1117IDT-ADJ</text:p>
          </table:table-cell>
          <table:table-cell office:value-type="string">
            <text:p>DPAK</text:p>
          </table:table-cell>
          <table:table-cell office:value-type="currency" office:currency="UAH" office:value="6.3">
            <text:p>6,30 грн.</text:p>
          </table:table-cell>
          <table:table-cell table:style-name="ce3" office:value-type="float" office:value="1">
            <text:p>1</text:p>
          </table:table-cell>
          <table:table-cell office:value-type="string">
            <text:p><text:a xlink:href="http://radiomarket.lg.ua/product_info.php/products_id/12354">http://radiomarket.lg.ua/product_info.php/products_id/12354</text:a></text:p>
          </table:table-cell>
          <table:table-cell office:value-type="string">
            <text:p>Стабилизатор 3.3</text:p>
          </table:table-cell>
          <table:table-cell table:style-name="ce10" table:formula="of:=[.C29]*[.D29]" office:value-type="currency" office:currency="UAH" office:value="6.3">
            <text:p>6,30 грн.</text:p>
          </table:table-cell>
          <table:table-cell table:number-columns-repeated="2"/>
        </table:table-row>
        <table:table-row table:style-name="ro5">
          <table:table-cell table:style-name="ce4" office:value-type="string">
            <text:p>Курс $:</text:p>
          </table:table-cell>
          <table:table-cell table:style-name="ce8" office:value-type="float" office:value="8.1031">
            <text:p>8,1031</text:p>
          </table:table-cell>
          <table:table-cell/>
          <table:table-cell table:style-name="ce10"/>
          <table:table-cell table:number-columns-repeated="2"/>
          <table:table-cell table:style-name="ce14" table:formula="of:=SUM([.G3:.G29])" office:value-type="currency" office:currency="UAH" office:value="122.6077325">
            <text:p>122,61 грн.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3" table:number-columns-repeated="2"/>
          <table:table-cell table:number-columns-repeated="5"/>
        </table:table-row>
        <table:table-row table:style-name="ro1">
          <table:table-cell table:style-name="ce5"/>
          <table:table-cell table:style-name="ce6" table:number-columns-repeated="5"/>
          <table:table-cell table:style-name="Default" table:number-columns-repeated="3"/>
        </table:table-row>
        <table:table-row table:style-name="ro1" table:number-rows-repeated="2">
          <table:table-cell table:style-name="ce6"/>
          <table:table-cell table:style-name="ce9"/>
          <table:table-cell table:style-name="ce6" table:number-columns-repeated="4"/>
          <table:table-cell table:style-name="Default" table:number-columns-repeated="3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 style:data-style-name="N2" text:time-value="0000-00-00T16:47:38.45">?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0:26:42.34</meta:creation-date>
    <dc:date>2012-09-30T20:25:03.29</dc:date>
    <meta:editing-duration>P1DT5H55M39S</meta:editing-duration>
    <meta:editing-cycles>40</meta:editing-cycles>
    <meta:generator>LibreOffice/3.6$Windows_x86 LibreOffice_project/e29a214-2bbed72-0621de6-a97528c-8f066d</meta:generator>
    <meta:document-statistic meta:table-count="3" meta:cell-count="206" meta:object-count="0"/>
  </office:meta>
</office:document-meta>
</file>